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2248fb" officeooo:paragraph-rsid="002248fb"/>
    </style:style>
    <style:style style:name="P18" style:family="paragraph" style:parent-style-name="Standard">
      <style:text-properties officeooo:rsid="0023b409" officeooo:paragraph-rsid="0023b409"/>
    </style:style>
    <style:style style:name="P19" style:family="paragraph" style:parent-style-name="Standard">
      <style:text-properties officeooo:rsid="001d2588" officeooo:paragraph-rsid="001cfdcc"/>
    </style:style>
    <style:style style:name="P20" style:family="paragraph" style:parent-style-name="Standard">
      <style:text-properties officeooo:rsid="0028bbcf" officeooo:paragraph-rsid="0028bbcf"/>
    </style:style>
    <style:style style:name="P21" style:family="paragraph" style:parent-style-name="Standard">
      <style:text-properties officeooo:rsid="002995b3" officeooo:paragraph-rsid="002995b3"/>
    </style:style>
    <style:style style:name="P22" style:family="paragraph" style:parent-style-name="Standard">
      <style:text-properties officeooo:rsid="002b570d" officeooo:paragraph-rsid="002b570d"/>
    </style:style>
    <style:style style:name="P23" style:family="paragraph" style:parent-style-name="Standard">
      <style:text-properties officeooo:rsid="002d0cd9" officeooo:paragraph-rsid="002d0cd9"/>
    </style:style>
    <style:style style:name="P24" style:family="paragraph" style:parent-style-name="Standard">
      <style:text-properties officeooo:rsid="002d9152" officeooo:paragraph-rsid="002d9152"/>
    </style:style>
    <style:style style:name="P25" style:family="paragraph" style:parent-style-name="Standard">
      <style:text-properties officeooo:rsid="002fe37a" officeooo:paragraph-rsid="002fe37a"/>
    </style:style>
    <style:style style:name="P26" style:family="paragraph" style:parent-style-name="Title">
      <style:paragraph-properties fo:text-align="start" style:justify-single-word="false"/>
    </style:style>
    <style:style style:name="P27" style:family="paragraph" style:parent-style-name="Standard">
      <style:text-properties officeooo:rsid="002d0cd9" officeooo:paragraph-rsid="002d0cd9"/>
    </style:style>
    <style:style style:name="P28" style:family="paragraph" style:parent-style-name="Standard">
      <style:text-properties officeooo:rsid="002b570d" officeooo:paragraph-rsid="002b570d"/>
    </style:style>
    <style:style style:name="P29" style:family="paragraph" style:parent-style-name="Standard">
      <style:text-properties officeooo:rsid="002ff418" officeooo:paragraph-rsid="002ff418"/>
    </style:style>
    <style:style style:name="P30" style:family="paragraph" style:parent-style-name="Standard">
      <style:text-properties officeooo:rsid="0032fa97" officeooo:paragraph-rsid="0032fa97"/>
    </style:style>
    <style:style style:name="P31" style:family="paragraph" style:parent-style-name="Standard">
      <style:text-properties officeooo:rsid="002fe37a" officeooo:paragraph-rsid="002fe37a"/>
    </style:style>
    <style:style style:name="P32" style:family="paragraph" style:parent-style-name="Standard">
      <style:text-properties style:font-name="DejaVu Sans Mono" fo:font-size="10pt" officeooo:rsid="002fe37a" officeooo:paragraph-rsid="0032fa97" style:font-size-asian="10pt" style:font-size-complex="10pt"/>
    </style:style>
    <style:style style:name="P33" style:family="paragraph" style:parent-style-name="Standard">
      <style:text-properties style:font-name="DejaVu Sans Mono" fo:font-size="10pt" officeooo:rsid="002995b3" officeooo:paragraph-rsid="002995b3" style:font-size-asian="10pt" style:font-size-complex="10pt"/>
    </style:style>
    <style:style style:name="P34" style:family="paragraph" style:parent-style-name="Table_20_Contents">
      <style:text-properties style:font-name="DejaVu Sans Mono" fo:font-size="10pt" officeooo:rsid="0032fa97" officeooo:paragraph-rsid="0032fa97" style:font-size-asian="10pt" style:font-size-complex="10pt"/>
    </style:style>
    <style:style style:name="P35" style:family="paragraph" style:parent-style-name="Table_20_Contents">
      <style:text-properties style:font-name="DejaVu Sans Mono" fo:font-size="10pt" officeooo:rsid="00246413" officeooo:paragraph-rsid="00246413" style:font-size-asian="10pt" style:font-size-complex="10pt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P38" style:family="paragraph" style:parent-style-name="Heading_20_2" style:list-style-name=""/>
    <style:style style:name="P39" style:family="paragraph" style:parent-style-name="Heading_20_2">
      <style:paragraph-properties fo:break-before="pag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  <style:style style:name="T3" style:family="text">
      <style:text-properties officeooo:rsid="002b5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20">sudo usermod -aG sudo steve</text:p>
      <text:p text:style-name="P20">sudo usermod -aG i2c steve</text:p>
      <text:p text:style-name="P20"/>
      <text:p text:style-name="P20"/>
      <text:h text:style-name="Heading_20_1" text:outline-level="1">Django Setup</text:h>
      <text:p text:style-name="P18">repositories/django/ourhouse_project</text:p>
      <text:p text:style-name="P18"><text:tab/>ourhouse_env - virtualenv</text:p>
      <text:p text:style-name="P18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P1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4">pip install Rpi.GPIO</text:p>
      <text:p text:style-name="P24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P12"/>
      <text:p text:style-name="P19"/>
      <text:h text:style-name="P38" text:outline-level="2"/>
      <text:h text:style-name="P39" text:outline-level="2">Redis</text:h>
      <text:p text:style-name="P13"/>
      <text:p text:style-name="P15">pip install asgi_redis</text:p>
      <text:p text:style-name="P15">sudo apt-get install redis-server<text:line-break/></text:p>
      <text:p text:style-name="P15"/>
      <text:p text:style-name="P17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5"><text:s text:c="5"/>mkdir redis</text:p>
            <text:p text:style-name="P35"><text:s text:c="5"/>cd redis</text:p>
            <text:p text:style-name="P35"><text:s text:c="5"/>wget http://download.redis.io/redis-stable.tar.gz</text:p>
            <text:p text:style-name="P35"><text:s text:c="5"/>tar xzf redis-stable.tar.gz</text:p>
            <text:p text:style-name="P35"><text:s text:c="5"/>cd redis-stable/</text:p>
            <text:p text:style-name="P35"><text:s text:c="5"/>make</text:p>
            <text:p text:style-name="P35"><text:s text:c="5"/>cd src</text:p>
            <text:p text:style-name="P35"><text:s text:c="5"/>sudo cp</text:p>
            <text:p text:style-name="P35"><text:s text:c="5"/>sudo cp redis-server /usr/local/bin</text:p>
            <text:p text:style-name="P35"><text:s text:c="5"/>sudo cp redis-cli /usr/local/bin</text:p>
            <text:p text:style-name="P35"><text:s text:c="5"/>cd ..</text:p>
            <text:p text:style-name="P35"><text:s text:c="5"/>cd ..</text:p>
            <text:p text:style-name="P35"><text:s text:c="5"/>rm redis-stable.tar.gz</text:p>
            <text:p text:style-name="P35"><text:s text:c="5"/>cd redis-stable</text:p>
            <text:p text:style-name="P35"><text:s text:c="5"/>sudo mkdir /etc/redis</text:p>
            <text:p text:style-name="P35"><text:s text:c="5"/>sudo mkdir /var/redis</text:p>
            <text:p text:style-name="P35"><text:s text:c="5"/>sudo cp utils/redis_init_script /etc/init.d/redis_6379</text:p>
            <text:p text:style-name="P35"><text:s text:c="5"/>sudo cp redis.conf /etc/redis/6379.conf</text:p>
            <text:p text:style-name="P35"><text:s text:c="5"/>sudo mkdir /var/redis/6379</text:p>
            <text:p text:style-name="P35"><text:s text:c="5"/>sudo vi /etc/redis/6379.conf</text:p>
            <text:p text:style-name="P35"><text:s text:c="4"/>sudo update-rc.d redis_6379 defaults</text:p>
            <text:p text:style-name="P35"><text:s text:c="4"/>ps -ef | grep redis</text:p>
            <text:p text:style-name="P35"><text:s text:c="4"/>sudo redis-server /etc/redis/6379.conf</text:p>
            <text:p text:style-name="P35"/>
          </table:table-cell>
        </table:table-row>
      </table:table>
      <text:p text:style-name="P15"/>
      <text:p text:style-name="P15"/>
      <text:p text:style-name="P26">Interrupt Service</text:p>
      <text:p text:style-name="P23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3"/>
      <text:p text:style-name="P21">cd /lib/systemd/system/</text:p>
      <text:p text:style-name="P21">vi tl2c.service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P33">[Unit]</text:p>
            <text:p text:style-name="P33">Description=TL2C I2C PIR Interrupt tracking service</text:p>
            <text:p text:style-name="P33">After=multi-user.target</text:p>
            <text:p text:style-name="P33"/>
            <text:p text:style-name="P33">[Service]</text:p>
            <text:p text:style-name="P33">Type=simple</text:p>
            <text:p text:style-name="P33">ExecStart=/bin/bash /var/local/tl2c/tl2c.sh</text:p>
            <text:p text:style-name="P33">Restart=on-abort</text:p>
            <text:p text:style-name="P33"/>
            <text:p text:style-name="P33">[Install]</text:p>
            <text:p text:style-name="P33">WantedBy=multi-user.target</text:p>
          </table:table-cell>
        </table:table-row>
      </table:table>
      <text:p text:style-name="P21"/>
      <text:p text:style-name="P21"><text:soft-page-break/></text:p>
      <text:p text:style-name="P22">sudo mkdir /var/local/tl2c</text:p>
      <text:p text:style-name="P22">sudo cp scripts/tl2c.sh /var/local/tl2c/</text:p>
      <text:p text:style-name="P22">sudo systemctl enable tl2c.service</text:p>
      <text:p text:style-name="P29">sudo systemctl start <text:span text:style-name="T3">tl2c.service</text:span></text:p>
      <text:p text:style-name="P29">sudo systemctl stop <text:span text:style-name="T3">tl2c.service</text:span></text:p>
      <text:p text:style-name="P22"/>
      <text:p text:style-name="P22"/>
      <text:p text:style-name="P24"/>
      <text:h text:style-name="Heading_20_1" text:outline-level="1">Running the server</text:h>
      <text:p text:style-name="P24">python manage.py runserver 0.0.0.0:8000</text:p>
      <text:p text:style-name="P24"/>
      <text:p text:style-name="P24">or...</text:p>
      <text:p text:style-name="P24"/>
      <text:p text:style-name="P24">manage.py runserver --noworker</text:p>
      <text:p text:style-name="P24">manage.py runworker</text:p>
      <text:p text:style-name="P22"/>
      <text:h text:style-name="P36" text:outline-level="1"/>
      <text:h text:style-name="P37" text:outline-level="1">PIP Freeze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2">asgi-redis==1.4.2</text:p>
            <text:p text:style-name="P32">asgiref==1.1.2</text:p>
            <text:p text:style-name="P32">attrs==17.2.0</text:p>
            <text:p text:style-name="P32">autobahn==17.6.2</text:p>
            <text:p text:style-name="P32">Automat==0.6.0</text:p>
            <text:p text:style-name="P32">channels==1.1.5</text:p>
            <text:p text:style-name="P32">constantly==15.1.0</text:p>
            <text:p text:style-name="P32">cycler==0.10.0</text:p>
            <text:p text:style-name="P32">daphne==1.3.0</text:p>
            <text:p text:style-name="P32">Django==1.11.2</text:p>
            <text:p text:style-name="P32">django-pandas==0.4.3</text:p>
            <text:p text:style-name="P32">django-registration-redux==1.6</text:p>
            <text:p text:style-name="P32">hyperlink==17.2.1</text:p>
            <text:p text:style-name="P32">incremental==17.5.0</text:p>
            <text:p text:style-name="P32">matplotlib==2.0.2</text:p>
            <text:p text:style-name="P32">mod-wsgi==4.5.15</text:p>
            <text:p text:style-name="P32">mod-wsgi-httpd==2.4.23.2</text:p>
            <text:p text:style-name="P32">msgpack-python==0.4.8</text:p>
            <text:p text:style-name="P32">numpy==1.13.0</text:p>
            <text:p text:style-name="P32">olefile==0.44</text:p>
            <text:p text:style-name="P32">pandas==0.20.2</text:p>
            <text:p text:style-name="P32">Pillow==4.1.1</text:p>
            <text:p text:style-name="P32">pyparsing==2.2.0</text:p>
            <text:p text:style-name="P32">python-dateutil==2.6.0</text:p>
            <text:p text:style-name="P32">pytz==2017.2</text:p>
            <text:p text:style-name="P32">redis==2.10.5</text:p>
            <text:p text:style-name="P32">RPi.GPIO==0.6.3</text:p>
            <text:p text:style-name="P32">six==1.10.0</text:p>
            <text:p text:style-name="P32">Twisted==17.5.0</text:p>
            <text:p text:style-name="P32">txaio==2.8.0</text:p>
            <text:p text:style-name="P32">zope.interface==4.4.2</text:p>
          </table:table-cell>
        </table:table-row>
      </table:table>
      <text:p text:style-name="P12"/>
      <text:p text:style-name="P25"/>
      <text:p text:style-name="P25"/>
      <text:h text:style-name="P36" text:outline-level="1"/>
      <text:h text:style-name="P37" text:outline-level="1">Rebuilding the database</text:h>
      <text:p text:style-name="P30"/>
      <table:table table:name="Table3" table:style-name="Table3">
        <table:table-column table:style-name="Table3.A"/>
        <table:table-row>
          <table:table-cell table:style-name="Table3.A1" office:value-type="string">
            <text:p text:style-name="P34">sudo systemctl stop tl2c.service</text:p>
            <text:p text:style-name="P34"/>
            <text:p text:style-name="P34"># rm db.sqlite3</text:p>
            <text:p text:style-name="P34"># rm energy/migrations/[0-9]{4}_\w.py</text:p>
            <text:p text:style-name="P34"># rm i2c/migrations/[0-9]{4}_\w.py</text:p>
            <text:p text:style-name="P34"># rm main/migrations/[0-9]{4}_\w.py</text:p>
            <text:p text:style-name="P34"># rm lighting/migrations/[0-9]{4}_\w.py</text:p>
            <text:p text:style-name="P34"/>
            <text:p text:style-name="P34"/>
            <text:p text:style-name="P34">python manage.py migrate</text:p>
            <text:p text:style-name="P34"/>
            <text:p text:style-name="P34">python manage.py createsuperuser</text:p>
            <text:p text:style-name="P34">python manage.py makemigrations main</text:p>
            <text:p text:style-name="P34">python manage.py makemigrations i2c</text:p>
            <text:p text:style-name="P34">python manage.py makemigrations energy</text:p>
            <text:p text:style-name="P34">python manage.py makemigrations lighting</text:p>
            <text:p text:style-name="P34">python manage.py migrate</text:p>
            <text:p text:style-name="P34"/>
            <text:p text:style-name="P34">python populate_i2c.py</text:p>
            <text:p text:style-name="P34">python populate_energy.py</text:p>
            <text:p text:style-name="P34">python populate_lighting.py</text:p>
            <text:p text:style-name="P34"/>
            <text:p text:style-name="P34">sudo systemctl start tl2c.servic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6-27T19:56:19.057996396</dc:date>
    <meta:editing-duration>PT3H30M52S</meta:editing-duration>
    <meta:editing-cycles>17</meta:editing-cycles>
    <meta:generator>LibreOffice/4.3.3.2$Linux_ARM_EABI LibreOffice_project/430m0$Build-2</meta:generator>
    <meta:document-statistic meta:table-count="4" meta:image-count="0" meta:object-count="0" meta:page-count="6" meta:paragraph-count="151" meta:word-count="446" meta:character-count="4272" meta:non-whitespace-character-count="3859"/>
  </office:meta>
</office:document-meta>
</file>